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93a" officeooo:paragraph-rsid="001f293a"/>
    </style:style>
    <style:style style:name="P2" style:family="paragraph" style:parent-style-name="Standard">
      <style:text-properties officeooo:rsid="002086fb" officeooo:paragraph-rsid="00208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n 25 / Max 40</text:p>
      <text:p text:style-name="P1">40 Seite ink bilder und tabellen</text:p>
      <text:p text:style-name="P1">2 Seiten Fragen</text:p>
      <text:p text:style-name="P1">2-4 Stand der Technic</text:p>
      <text:p text:style-name="P1">5-8 High Level wie aufgebaut ist Tools beschreiben</text:p>
      <text:p text:style-name="P1">5-8 Results</text:p>
      <text:p text:style-name="P1">2- outlook wie kann ich abreit verbesseren</text:p>
      <text:p text:style-name="P1">-----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4:07:45.699117978</meta:creation-date>
    <dc:date>2025-10-29T22:05:16.254284989</dc:date>
    <meta:editing-duration>PT7H47M11S</meta:editing-duration>
    <meta:editing-cycles>1</meta:editing-cycles>
    <meta:document-statistic meta:table-count="0" meta:image-count="0" meta:object-count="0" meta:page-count="1" meta:paragraph-count="8" meta:word-count="36" meta:character-count="191" meta:non-whitespace-character-count="163"/>
    <meta:generator>LibreOffice/24.2.7.2$Linux_X86_64 LibreOffice_project/420$Build-2</meta:generator>
  </office:meta>
</office:document-meta>
</file>